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shapes>
          <draw:frame draw:z-index="0" draw:style-name="gr1" draw:text-style-name="P1" svg:width="15.985cm" svg:height="9.004cm" svg:x="18.014cm" svg:y="0.664cm">
            <draw:object draw:notify-on-update-of-ranges="Лист1.A1:Лист1.A1 Лист1.A2:Лист1.A14 Лист1.B1:Лист1.B1 Лист1.B2:Лист1.B14 Лист1.C1:Лист1.C1 Лист1.C2:Лист1.C14 Лист1.D1:Лист1.D1 Лист1.D2:Лист1.D14 Лист1.E1:Лист1.E1 Лист1.E2:Лист1.E14 Лист1.F1:Лист1.F1 Лист1.F2:Лист1.F14 Лист1.G1:Лист1.G1 Лист1.G2:Лист1.G14 Лист1.H1:Лист1.H1 Лист1.H2:Лист1.H14 Лист1.I1:Лист1.I1 Лист1.I2:Лист1.I14 Лист1.J1:Лист1.J1 Лист1.J2:Лист1.J14 Лист1.K1:Лист1.K1 Лист1.K2:Лист1.K14 Лист1.L1:Лист1.L1 Лист1.L2:Лист1.L14 Лист1.M1:Лист1.M1 Лист1.M2:Лист1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B3]+[.D3]+[.C2]+[.C4])/4" office:value-type="float" office:value="5.27599448068424" calcext:value-type="float">
            <text:p>5,27599448068424</text:p>
          </table:table-cell>
          <table:table-cell table:formula="of:=([.C3]+[.E3]+[.D2]+[.D4])/4" office:value-type="float" office:value="10.5586484460951" calcext:value-type="float">
            <text:p>10,5586484460951</text:p>
          </table:table-cell>
          <table:table-cell table:formula="of:=([.D3]+[.F3]+[.E2]+[.E4])/4" office:value-type="float" office:value="15.6672672678119" calcext:value-type="float">
            <text:p>15,6672672678119</text:p>
          </table:table-cell>
          <table:table-cell table:formula="of:=([.E3]+[.G3]+[.F2]+[.F4])/4" office:value-type="float" office:value="20.0616509478911" calcext:value-type="float">
            <text:p>20,0616509478911</text:p>
          </table:table-cell>
          <table:table-cell table:formula="of:=([.F3]+[.H3]+[.G2]+[.G4])/4" office:value-type="float" office:value="22.7701934416449" calcext:value-type="float">
            <text:p>22,7701934416449</text:p>
          </table:table-cell>
          <table:table-cell table:formula="of:=([.G3]+[.I3]+[.H2]+[.H4])/4" office:value-type="float" office:value="22.7688779158346" calcext:value-type="float">
            <text:p>22,7688779158346</text:p>
          </table:table-cell>
          <table:table-cell table:formula="of:=([.H3]+[.J3]+[.I2]+[.I4])/4" office:value-type="float" office:value="20.0573506724629" calcext:value-type="float">
            <text:p>20,0573506724629</text:p>
          </table:table-cell>
          <table:table-cell table:formula="of:=([.I3]+[.K3]+[.J2]+[.J4])/4" office:value-type="float" office:value="15.6615781372075" calcext:value-type="float">
            <text:p>15,6615781372075</text:p>
          </table:table-cell>
          <table:table-cell table:formula="of:=([.J3]+[.L3]+[.K2]+[.K4])/4" office:value-type="float" office:value="10.5537236921154" calcext:value-type="float">
            <text:p>10,5537236921154</text:p>
          </table:table-cell>
          <table:table-cell table:formula="of:=([.K3]+[.M3]+[.L2]+[.L4])/4" office:value-type="float" office:value="5.273483778366" calcext:value-type="float">
            <text:p>5,273483778366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B4]+[.D4]+[.C3]+[.C5])/4" office:value-type="float" office:value="10.554002064768" calcext:value-type="float">
            <text:p>10,554002064768</text:p>
          </table:table-cell>
          <table:table-cell table:formula="of:=([.C4]+[.E4]+[.D3]+[.D5])/4" office:value-type="float" office:value="21.2978172086422" calcext:value-type="float">
            <text:p>21,2978172086422</text:p>
          </table:table-cell>
          <table:table-cell table:formula="of:=([.D4]+[.F4]+[.E3]+[.E5])/4" office:value-type="float" office:value="32.054571135294" calcext:value-type="float">
            <text:p>32,054571135294</text:p>
          </table:table-cell>
          <table:table-cell table:formula="of:=([.E4]+[.G4]+[.F3]+[.F5])/4" office:value-type="float" office:value="41.8124694144158" calcext:value-type="float">
            <text:p>41,8124694144158</text:p>
          </table:table-cell>
          <table:table-cell table:formula="of:=([.F4]+[.H4]+[.G3]+[.G5])/4" office:value-type="float" office:value="48.2533973031878" calcext:value-type="float">
            <text:p>48,2533973031878</text:p>
          </table:table-cell>
          <table:table-cell table:formula="of:=([.G4]+[.I4]+[.H3]+[.H5])/4" office:value-type="float" office:value="48.2500063593061" calcext:value-type="float">
            <text:p>48,2500063593061</text:p>
          </table:table-cell>
          <table:table-cell table:formula="of:=([.H4]+[.J4]+[.I3]+[.I5])/4" office:value-type="float" office:value="41.8020952977971" calcext:value-type="float">
            <text:p>41,8020952977971</text:p>
          </table:table-cell>
          <table:table-cell table:formula="of:=([.I4]+[.K4]+[.J3]+[.J5])/4" office:value-type="float" office:value="32.0404602865104" calcext:value-type="float">
            <text:p>32,0404602865104</text:p>
          </table:table-cell>
          <table:table-cell table:formula="of:=([.J4]+[.L4]+[.K3]+[.K5])/4" office:value-type="float" office:value="21.2845347379097" calcext:value-type="float">
            <text:p>21,2845347379097</text:p>
          </table:table-cell>
          <table:table-cell table:formula="of:=([.K4]+[.M4]+[.L3]+[.L5])/4" office:value-type="float" office:value="10.5460393259189" calcext:value-type="float">
            <text:p>10,5460393259189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B5]+[.D5]+[.C4]+[.C6])/4" office:value-type="float" office:value="15.648147832826" calcext:value-type="float">
            <text:p>15,648147832826</text:p>
          </table:table-cell>
          <table:table-cell table:formula="of:=([.C5]+[.E5]+[.D4]+[.D6])/4" office:value-type="float" office:value="32.0298397571015" calcext:value-type="float">
            <text:p>32,0298397571015</text:p>
          </table:table-cell>
          <table:table-cell table:formula="of:=([.D5]+[.F5]+[.E4]+[.E6])/4" office:value-type="float" office:value="49.4446057667814" calcext:value-type="float">
            <text:p>49,4446057667814</text:p>
          </table:table-cell>
          <table:table-cell table:formula="of:=([.E5]+[.G5]+[.F4]+[.F6])/4" office:value-type="float" office:value="66.8839943292974" calcext:value-type="float">
            <text:p>66,8839943292974</text:p>
          </table:table-cell>
          <table:table-cell table:formula="of:=([.F5]+[.H5]+[.G4]+[.G6])/4" office:value-type="float" office:value="80.1842768702153" calcext:value-type="float">
            <text:p>80,1842768702153</text:p>
          </table:table-cell>
          <table:table-cell table:formula="of:=([.G5]+[.I5]+[.H4]+[.H6])/4" office:value-type="float" office:value="80.1773805174967" calcext:value-type="float">
            <text:p>80,1773805174967</text:p>
          </table:table-cell>
          <table:table-cell table:formula="of:=([.H5]+[.J5]+[.I4]+[.I6])/4" office:value-type="float" office:value="66.8625899843325" calcext:value-type="float">
            <text:p>66,8625899843325</text:p>
          </table:table-cell>
          <table:table-cell table:formula="of:=([.I5]+[.K5]+[.J4]+[.J6])/4" office:value-type="float" office:value="49.4145041219696" calcext:value-type="float">
            <text:p>49,4145041219696</text:p>
          </table:table-cell>
          <table:table-cell table:formula="of:=([.J5]+[.L5]+[.K4]+[.K6])/4" office:value-type="float" office:value="32.0016881494451" calcext:value-type="float">
            <text:p>32,0016881494451</text:p>
          </table:table-cell>
          <table:table-cell table:formula="of:=([.K5]+[.M5]+[.L4]+[.L6])/4" office:value-type="float" office:value="15.6309491618864" calcext:value-type="float">
            <text:p>15,630949161886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B6]+[.D6]+[.C5]+[.C7])/4" office:value-type="float" office:value="20.011417343599" calcext:value-type="float">
            <text:p>20,011417343599</text:p>
          </table:table-cell>
          <table:table-cell table:formula="of:=([.C6]+[.E6]+[.D5]+[.D7])/4" office:value-type="float" office:value="41.7308738632352" calcext:value-type="float">
            <text:p>41,7308738632352</text:p>
          </table:table-cell>
          <table:table-cell table:formula="of:=([.D6]+[.F6]+[.E5]+[.E7])/4" office:value-type="float" office:value="66.8103769791784" calcext:value-type="float">
            <text:p>66,8103769791784</text:p>
          </table:table-cell>
          <table:table-cell table:formula="of:=([.E6]+[.G6]+[.F5]+[.F7])/4" office:value-type="float" office:value="96.0949372879349" calcext:value-type="float">
            <text:p>96,0949372879349</text:p>
          </table:table-cell>
          <table:table-cell table:formula="of:=([.F6]+[.H6]+[.G5]+[.G7])/4" office:value-type="float" office:value="125.42233533088" calcext:value-type="float">
            <text:p>125,42233533088</text:p>
          </table:table-cell>
          <table:table-cell table:formula="of:=([.G6]+[.I6]+[.H5]+[.H7])/4" office:value-type="float" office:value="125.413335369216" calcext:value-type="float">
            <text:p>125,413335369216</text:p>
          </table:table-cell>
          <table:table-cell table:formula="of:=([.H6]+[.J6]+[.I5]+[.I7])/4" office:value-type="float" office:value="96.0563800000667" calcext:value-type="float">
            <text:p>96,0563800000667</text:p>
          </table:table-cell>
          <table:table-cell table:formula="of:=([.I6]+[.K6]+[.J5]+[.J7])/4" office:value-type="float" office:value="66.755527732421" calcext:value-type="float">
            <text:p>66,755527732421</text:p>
          </table:table-cell>
          <table:table-cell table:formula="of:=([.J6]+[.L6]+[.K5]+[.K7])/4" office:value-type="float" office:value="41.6798652015437" calcext:value-type="float">
            <text:p>41,6798652015437</text:p>
          </table:table-cell>
          <table:table-cell table:formula="of:=([.K6]+[.M6]+[.L5]+[.L7])/4" office:value-type="float" office:value="19.9811537674347" calcext:value-type="float">
            <text:p>19,9811537674347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B7]+[.D7]+[.C6]+[.C8])/4" office:value-type="float" office:value="22.6698842158313" calcext:value-type="float">
            <text:p>22,6698842158313</text:p>
          </table:table-cell>
          <table:table-cell table:formula="of:=([.C7]+[.E7]+[.D6]+[.D8])/4" office:value-type="float" office:value="48.0736812631186" calcext:value-type="float">
            <text:p>48,0736812631186</text:p>
          </table:table-cell>
          <table:table-cell table:formula="of:=([.D7]+[.F7]+[.E6]+[.E8])/4" office:value-type="float" office:value="79.9724446735664" calcext:value-type="float">
            <text:p>79,9724446735664</text:p>
          </table:table-cell>
          <table:table-cell table:formula="of:=([.E7]+[.G7]+[.F6]+[.F8])/4" office:value-type="float" office:value="125.266372444148" calcext:value-type="float">
            <text:p>125,266372444148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H7]+[.J7]+[.I6]+[.I8])/4" office:value-type="float" office:value="125.19522977106" calcext:value-type="float">
            <text:p>125,19522977106</text:p>
          </table:table-cell>
          <table:table-cell table:formula="of:=([.I7]+[.K7]+[.J6]+[.J8])/4" office:value-type="float" office:value="79.871361606104" calcext:value-type="float">
            <text:p>79,871361606104</text:p>
          </table:table-cell>
          <table:table-cell table:formula="of:=([.J7]+[.L7]+[.K6]+[.K8])/4" office:value-type="float" office:value="47.9825069530543" calcext:value-type="float">
            <text:p>47,9825069530543</text:p>
          </table:table-cell>
          <table:table-cell table:formula="of:=([.K7]+[.M7]+[.L6]+[.L8])/4" office:value-type="float" office:value="22.6169425893217" calcext:value-type="float">
            <text:p>22,6169425893217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B8]+[.D8]+[.C7]+[.C9])/4" office:value-type="float" office:value="22.5982992816633" calcext:value-type="float">
            <text:p>22,5982992816633</text:p>
          </table:table-cell>
          <table:table-cell table:formula="of:=([.C8]+[.E8]+[.D7]+[.D9])/4" office:value-type="float" office:value="47.9239587475119" calcext:value-type="float">
            <text:p>47,9239587475119</text:p>
          </table:table-cell>
          <table:table-cell table:formula="of:=([.D8]+[.F8]+[.E7]+[.E9])/4" office:value-type="float" office:value="79.7411678978772" calcext:value-type="float">
            <text:p>79,7411678978772</text:p>
          </table:table-cell>
          <table:table-cell table:formula="of:=([.E8]+[.G8]+[.F7]+[.F9])/4" office:value-type="float" office:value="125.001277065222" calcext:value-type="float">
            <text:p>125,001277065222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H8]+[.J8]+[.I7]+[.I9])/4" office:value-type="float" office:value="124.855909331279" calcext:value-type="float">
            <text:p>124,855909331279</text:p>
          </table:table-cell>
          <table:table-cell table:formula="of:=([.I8]+[.K8]+[.J7]+[.J9])/4" office:value-type="float" office:value="79.552970333718" calcext:value-type="float">
            <text:p>79,552970333718</text:p>
          </table:table-cell>
          <table:table-cell table:formula="of:=([.J8]+[.L8]+[.K7]+[.K9])/4" office:value-type="float" office:value="47.7627248517672" calcext:value-type="float">
            <text:p>47,7627248517672</text:p>
          </table:table-cell>
          <table:table-cell table:formula="of:=([.K8]+[.M8]+[.L7]+[.L9])/4" office:value-type="float" office:value="22.5073712883801" calcext:value-type="float">
            <text:p>22,507371288380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B9]+[.D9]+[.C8]+[.C10])/4" office:value-type="float" office:value="19.805421946886" calcext:value-type="float">
            <text:p>19,805421946886</text:p>
          </table:table-cell>
          <table:table-cell table:formula="of:=([.C9]+[.E9]+[.D8]+[.D10])/4" office:value-type="float" office:value="41.2867627678074" calcext:value-type="float">
            <text:p>41,2867627678074</text:p>
          </table:table-cell>
          <table:table-cell table:formula="of:=([.D9]+[.F9]+[.E8]+[.E10])/4" office:value-type="float" office:value="66.0690993676816" calcext:value-type="float">
            <text:p>66,0690993676816</text:p>
          </table:table-cell>
          <table:table-cell table:formula="of:=([.E9]+[.G9]+[.F8]+[.F10])/4" office:value-type="float" office:value="95.0015367184433" calcext:value-type="float">
            <text:p>95,0015367184433</text:p>
          </table:table-cell>
          <table:table-cell table:formula="of:=([.F9]+[.H9]+[.G8]+[.G10])/4" office:value-type="float" office:value="124.010558838138" calcext:value-type="float">
            <text:p>124,010558838138</text:p>
          </table:table-cell>
          <table:table-cell table:formula="of:=([.G9]+[.I9]+[.H8]+[.H10])/4" office:value-type="float" office:value="123.846505229139" calcext:value-type="float">
            <text:p>123,846505229139</text:p>
          </table:table-cell>
          <table:table-cell table:formula="of:=([.H9]+[.J9]+[.I8]+[.I10])/4" office:value-type="float" office:value="94.6780773755962" calcext:value-type="float">
            <text:p>94,6780773755962</text:p>
          </table:table-cell>
          <table:table-cell table:formula="of:=([.I9]+[.K9]+[.J8]+[.J10])/4" office:value-type="float" office:value="65.7231576249906" calcext:value-type="float">
            <text:p>65,7231576249906</text:p>
          </table:table-cell>
          <table:table-cell table:formula="of:=([.J9]+[.L9]+[.K8]+[.K10])/4" office:value-type="float" office:value="41.0086782622598" calcext:value-type="float">
            <text:p>41,0086782622598</text:p>
          </table:table-cell>
          <table:table-cell table:formula="of:=([.K9]+[.M9]+[.L8]+[.L10])/4" office:value-type="float" office:value="19.6521580966017" calcext:value-type="float">
            <text:p>19,6521580966017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10]+[.D10]+[.C9]+[.C11])/4" office:value-type="float" office:value="15.3412210103668" calcext:value-type="float">
            <text:p>15,3412210103668</text:p>
          </table:table-cell>
          <table:table-cell table:formula="of:=([.C10]+[.E10]+[.D9]+[.D11])/4" office:value-type="float" office:value="31.3515620016756" calcext:value-type="float">
            <text:p>31,3515620016756</text:p>
          </table:table-cell>
          <table:table-cell table:formula="of:=([.D10]+[.F10]+[.E9]+[.E11])/4" office:value-type="float" office:value="48.2489075810604" calcext:value-type="float">
            <text:p>48,2489075810604</text:p>
          </table:table-cell>
          <table:table-cell table:formula="of:=([.E10]+[.G10]+[.F9]+[.F11])/4" office:value-type="float" office:value="64.9269585093642" calcext:value-type="float">
            <text:p>64,9269585093642</text:p>
          </table:table-cell>
          <table:table-cell table:formula="of:=([.F10]+[.H10]+[.G9]+[.G11])/4" office:value-type="float" office:value="77.1969728956278" calcext:value-type="float">
            <text:p>77,1969728956278</text:p>
          </table:table-cell>
          <table:table-cell table:formula="of:=([.G10]+[.I10]+[.H9]+[.H11])/4" office:value-type="float" office:value="76.6993963208553" calcext:value-type="float">
            <text:p>76,6993963208553</text:p>
          </table:table-cell>
          <table:table-cell table:formula="of:=([.H10]+[.J10]+[.I9]+[.I11])/4" office:value-type="float" office:value="64.2892390085564" calcext:value-type="float">
            <text:p>64,2892390085564</text:p>
          </table:table-cell>
          <table:table-cell table:formula="of:=([.I10]+[.K10]+[.J9]+[.J11])/4" office:value-type="float" office:value="47.654635000345" calcext:value-type="float">
            <text:p>47,654635000345</text:p>
          </table:table-cell>
          <table:table-cell table:formula="of:=([.J10]+[.L10]+[.K9]+[.K11])/4" office:value-type="float" office:value="30.8988384020166" calcext:value-type="float">
            <text:p>30,8988384020166</text:p>
          </table:table-cell>
          <table:table-cell table:formula="of:=([.K10]+[.M10]+[.L9]+[.L11])/4" office:value-type="float" office:value="15.0977089342539" calcext:value-type="float">
            <text:p>15,0977089342539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1]+[.D11]+[.C10]+[.C12])/4" office:value-type="float" office:value="10.2138056293462" calcext:value-type="float">
            <text:p>10,2138056293462</text:p>
          </table:table-cell>
          <table:table-cell table:formula="of:=([.C11]+[.E11]+[.D10]+[.D12])/4" office:value-type="float" office:value="20.5335090094283" calcext:value-type="float">
            <text:p>20,5335090094283</text:p>
          </table:table-cell>
          <table:table-cell table:formula="of:=([.D11]+[.F11]+[.E10]+[.E12])/4" office:value-type="float" office:value="30.6510573017055" calcext:value-type="float">
            <text:p>30,6510573017055</text:p>
          </table:table-cell>
          <table:table-cell table:formula="of:=([.E11]+[.G11]+[.F10]+[.F12])/4" office:value-type="float" office:value="39.2631853322357" calcext:value-type="float">
            <text:p>39,2631853322357</text:p>
          </table:table-cell>
          <table:table-cell table:formula="of:=([.F11]+[.H11]+[.G10]+[.G12])/4" office:value-type="float" office:value="43.1537530195131" calcext:value-type="float">
            <text:p>43,1537530195131</text:p>
          </table:table-cell>
          <table:table-cell table:formula="of:=([.G11]+[.I11]+[.H10]+[.H12])/4" office:value-type="float" office:value="41.4679277098953" calcext:value-type="float">
            <text:p>41,4679277098953</text:p>
          </table:table-cell>
          <table:table-cell table:formula="of:=([.H11]+[.J11]+[.I10]+[.I12])/4" office:value-type="float" office:value="38.1288965776742" calcext:value-type="float">
            <text:p>38,1288965776742</text:p>
          </table:table-cell>
          <table:table-cell table:formula="of:=([.I11]+[.K11]+[.J10]+[.J12])/4" office:value-type="float" office:value="29.709932905386" calcext:value-type="float">
            <text:p>29,709932905386</text:p>
          </table:table-cell>
          <table:table-cell table:formula="of:=([.J11]+[.L11]+[.K10]+[.K12])/4" office:value-type="float" office:value="19.8360848227021" calcext:value-type="float">
            <text:p>19,8360848227021</text:p>
          </table:table-cell>
          <table:table-cell table:formula="of:=([.K11]+[.M11]+[.L10]+[.L12])/4" office:value-type="float" office:value="9.84367109913049" calcext:value-type="float">
            <text:p>9,84367109913049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12]+[.D12]+[.C11]+[.C13])/4" office:value-type="float" office:value="4.98900594012204" calcext:value-type="float">
            <text:p>4,98900594012204</text:p>
          </table:table-cell>
          <table:table-cell table:formula="of:=([.C12]+[.E12]+[.D11]+[.D13])/4" office:value-type="float" office:value="9.9220908207737" calcext:value-type="float">
            <text:p>9,9220908207737</text:p>
          </table:table-cell>
          <table:table-cell table:formula="of:=([.D12]+[.F12]+[.E11]+[.E13])/4" office:value-type="float" office:value="14.5621150369311" calcext:value-type="float">
            <text:p>14,5621150369311</text:p>
          </table:table-cell>
          <table:table-cell table:formula="of:=([.E12]+[.G12]+[.F11]+[.F13])/4" office:value-type="float" office:value="18.3281584365054" calcext:value-type="float">
            <text:p>18,3281584365054</text:p>
          </table:table-cell>
          <table:table-cell table:formula="of:=([.F12]+[.H12]+[.G11]+[.G13])/4" office:value-type="float" office:value="20.2960515888223" calcext:value-type="float">
            <text:p>20,2960515888223</text:p>
          </table:table-cell>
          <table:table-cell table:formula="of:=([.G12]+[.I12]+[.H11]+[.H13])/4" office:value-type="float" office:value="19.7040665549164" calcext:value-type="float">
            <text:p>19,7040665549164</text:p>
          </table:table-cell>
          <table:table-cell table:formula="of:=([.H12]+[.J12]+[.I11]+[.I13])/4" office:value-type="float" office:value="17.0540960757086" calcext:value-type="float">
            <text:p>17,0540960757086</text:p>
          </table:table-cell>
          <table:table-cell table:formula="of:=([.I12]+[.K12]+[.J11]+[.J13])/4" office:value-type="float" office:value="13.2221528430342" calcext:value-type="float">
            <text:p>13,2221528430342</text:p>
          </table:table-cell>
          <table:table-cell table:formula="of:=([.J12]+[.L12]+[.K11]+[.K13])/4" office:value-type="float" office:value="8.89662781180512" calcext:value-type="float">
            <text:p>8,89662781180512</text:p>
          </table:table-cell>
          <table:table-cell table:formula="of:=([.K12]+[.M12]+[.L11]+[.L13])/4" office:value-type="float" office:value="4.44765996698943" calcext:value-type="float">
            <text:p>4,4476599669894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2:17:48.628000000</meta:creation-date>
    <dc:date>2023-03-07T13:11:52.662000000</dc:date>
    <meta:editing-duration>PT54M3S</meta:editing-duration>
    <meta:editing-cycles>3</meta:editing-cycles>
    <meta:generator>LibreOffice/7.4.1.2$Windows_X86_64 LibreOffice_project/3c58a8f3a960df8bc8fd77b461821e42c061c5f0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area" chart:style-name="ch1">
        <chart:legend chart:legend-position="end" svg:x="13.485cm" svg:y="1.215cm" style:legend-expansion="high" chart:style-name="ch2"/>
        <chart:plot-area chart:style-name="ch3" table:cell-range-address="Лист1.A1:Лист1.M14" chart:data-source-has-labels="row" svg:x="0.319cm" svg:y="0.18cm" svg:width="12.847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38cm" svg:y="0.18cm" svg:width="11.8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Лист1.A2:Лист1.A14" chart:label-cell-address="Лист1.A1:Лист1.A1" chart:class="chart:area">
            <chart:data-point chart:repeated="13"/>
          </chart:series>
          <chart:series chart:style-name="ch7" chart:values-cell-range-address="Лист1.B2:Лист1.B14" chart:label-cell-address="Лист1.B1:Лист1.B1" chart:class="chart:area">
            <chart:data-point chart:repeated="13"/>
          </chart:series>
          <chart:series chart:style-name="ch8" chart:values-cell-range-address="Лист1.C2:Лист1.C14" chart:label-cell-address="Лист1.C1:Лист1.C1" chart:class="chart:area">
            <chart:data-point chart:repeated="13"/>
          </chart:series>
          <chart:series chart:style-name="ch9" chart:values-cell-range-address="Лист1.D2:Лист1.D14" chart:label-cell-address="Лист1.D1:Лист1.D1" chart:class="chart:area">
            <chart:data-point chart:repeated="13"/>
          </chart:series>
          <chart:series chart:style-name="ch10" chart:values-cell-range-address="Лист1.E2:Лист1.E14" chart:label-cell-address="Лист1.E1:Лист1.E1" chart:class="chart:area">
            <chart:data-point chart:repeated="13"/>
          </chart:series>
          <chart:series chart:style-name="ch11" chart:values-cell-range-address="Лист1.F2:Лист1.F14" chart:label-cell-address="Лист1.F1:Лист1.F1" chart:class="chart:area">
            <chart:data-point chart:repeated="13"/>
          </chart:series>
          <chart:series chart:style-name="ch12" chart:values-cell-range-address="Лист1.G2:Лист1.G14" chart:label-cell-address="Лист1.G1:Лист1.G1" chart:class="chart:area">
            <chart:data-point chart:repeated="13"/>
          </chart:series>
          <chart:series chart:style-name="ch13" chart:values-cell-range-address="Лист1.H2:Лист1.H14" chart:label-cell-address="Лист1.H1:Лист1.H1" chart:class="chart:area">
            <chart:data-point chart:repeated="13"/>
          </chart:series>
          <chart:series chart:style-name="ch14" chart:values-cell-range-address="Лист1.I2:Лист1.I14" chart:label-cell-address="Лист1.I1:Лист1.I1" chart:class="chart:area">
            <chart:data-point chart:repeated="13"/>
          </chart:series>
          <chart:series chart:style-name="ch15" chart:values-cell-range-address="Лист1.J2:Лист1.J14" chart:label-cell-address="Лист1.J1:Лист1.J1" chart:class="chart:area">
            <chart:data-point chart:repeated="13"/>
          </chart:series>
          <chart:series chart:style-name="ch16" chart:values-cell-range-address="Лист1.K2:Лист1.K14" chart:label-cell-address="Лист1.K1:Лист1.K1" chart:class="chart:area">
            <chart:data-point chart:repeated="13"/>
          </chart:series>
          <chart:series chart:style-name="ch17" chart:values-cell-range-address="Лист1.L2:Лист1.L14" chart:label-cell-address="Лист1.L1:Лист1.L1" chart:class="chart:area">
            <chart:data-point chart:repeated="13"/>
          </chart:series>
          <chart:series chart:style-name="ch6" chart:values-cell-range-address="Лист1.M2:Лист1.M14" chart:label-cell-address="Лист1.M1:Лист1.M1" chart:class="chart:area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A1:Лист1.A1</svg:desc>
                </draw:g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  <table:table-cell office:value-type="string">
                <text:p/>
                <draw:g>
                  <svg:desc>Лист1.E1:Лист1.E1</svg:desc>
                </draw:g>
              </table:table-cell>
              <table:table-cell office:value-type="string">
                <text:p/>
                <draw:g>
                  <svg:desc>Лист1.F1:Лист1.F1</svg:desc>
                </draw:g>
              </table:table-cell>
              <table:table-cell office:value-type="string">
                <text:p/>
                <draw:g>
                  <svg:desc>Лист1.G1:Лист1.G1</svg:desc>
                </draw:g>
              </table:table-cell>
              <table:table-cell office:value-type="string">
                <text:p/>
                <draw:g>
                  <svg:desc>Лист1.H1:Лист1.H1</svg:desc>
                </draw:g>
              </table:table-cell>
              <table:table-cell office:value-type="string">
                <text:p/>
                <draw:g>
                  <svg:desc>Лист1.I1:Лист1.I1</svg:desc>
                </draw:g>
              </table:table-cell>
              <table:table-cell office:value-type="string">
                <text:p/>
                <draw:g>
                  <svg:desc>Лист1.J1:Лист1.J1</svg:desc>
                </draw:g>
              </table:table-cell>
              <table:table-cell office:value-type="string">
                <text:p/>
                <draw:g>
                  <svg:desc>Лист1.K1:Лист1.K1</svg:desc>
                </draw:g>
              </table:table-cell>
              <table:table-cell office:value-type="string">
                <text:p/>
                <draw:g>
                  <svg:desc>Лист1.L1:Лист1.L1</svg:desc>
                </draw:g>
              </table:table-cell>
              <table:table-cell office:value-type="string">
                <text:p/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Лист1.A2:Лист1.A14</svg:desc>
                </draw:g>
              </table:table-cell>
              <table:table-cell office:value-type="float" office:value="NaN">
                <text:p>NaN</text:p>
                <draw:g>
                  <svg:desc>Лист1.B2:Лист1.B14</svg:desc>
                </draw:g>
              </table:table-cell>
              <table:table-cell office:value-type="float" office:value="0">
                <text:p>0</text:p>
                <draw:g>
                  <svg:desc>Лист1.C2:Лист1.C14</svg:desc>
                </draw:g>
              </table:table-cell>
              <table:table-cell office:value-type="float" office:value="0">
                <text:p>0</text:p>
                <draw:g>
                  <svg:desc>Лист1.D2:Лист1.D14</svg:desc>
                </draw:g>
              </table:table-cell>
              <table:table-cell office:value-type="float" office:value="0">
                <text:p>0</text:p>
                <draw:g>
                  <svg:desc>Лист1.E2:Лист1.E14</svg:desc>
                </draw:g>
              </table:table-cell>
              <table:table-cell office:value-type="float" office:value="0">
                <text:p>0</text:p>
                <draw:g>
                  <svg:desc>Лист1.F2:Лист1.F14</svg:desc>
                </draw:g>
              </table:table-cell>
              <table:table-cell office:value-type="float" office:value="0">
                <text:p>0</text:p>
                <draw:g>
                  <svg:desc>Лист1.G2:Лист1.G14</svg:desc>
                </draw:g>
              </table:table-cell>
              <table:table-cell office:value-type="float" office:value="0">
                <text:p>0</text:p>
                <draw:g>
                  <svg:desc>Лист1.H2:Лист1.H14</svg:desc>
                </draw:g>
              </table:table-cell>
              <table:table-cell office:value-type="float" office:value="0">
                <text:p>0</text:p>
                <draw:g>
                  <svg:desc>Лист1.I2:Лист1.I14</svg:desc>
                </draw:g>
              </table:table-cell>
              <table:table-cell office:value-type="float" office:value="0">
                <text:p>0</text:p>
                <draw:g>
                  <svg:desc>Лист1.J2:Лист1.J14</svg:desc>
                </draw:g>
              </table:table-cell>
              <table:table-cell office:value-type="float" office:value="0">
                <text:p>0</text:p>
                <draw:g>
                  <svg:desc>Лист1.K2:Лист1.K14</svg:desc>
                </draw:g>
              </table:table-cell>
              <table:table-cell office:value-type="float" office:value="0">
                <text:p>0</text:p>
                <draw:g>
                  <svg:desc>Лист1.L2:Лист1.L14</svg:desc>
                </draw:g>
              </table:table-cell>
              <table:table-cell office:value-type="float" office:value="NaN">
                <text:p>NaN</text:p>
                <draw:g>
                  <svg:desc>Лист1.M2:Лист1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27599448068424">
                <text:p>5.27599448068424</text:p>
              </table:table-cell>
              <table:table-cell office:value-type="float" office:value="10.5586484460951">
                <text:p>10.5586484460951</text:p>
              </table:table-cell>
              <table:table-cell office:value-type="float" office:value="15.6672672678119">
                <text:p>15.6672672678119</text:p>
              </table:table-cell>
              <table:table-cell office:value-type="float" office:value="20.0616509478911">
                <text:p>20.0616509478911</text:p>
              </table:table-cell>
              <table:table-cell office:value-type="float" office:value="22.7701934416449">
                <text:p>22.7701934416449</text:p>
              </table:table-cell>
              <table:table-cell office:value-type="float" office:value="22.7688779158346">
                <text:p>22.7688779158346</text:p>
              </table:table-cell>
              <table:table-cell office:value-type="float" office:value="20.0573506724629">
                <text:p>20.0573506724629</text:p>
              </table:table-cell>
              <table:table-cell office:value-type="float" office:value="15.6615781372075">
                <text:p>15.6615781372075</text:p>
              </table:table-cell>
              <table:table-cell office:value-type="float" office:value="10.5537236921154">
                <text:p>10.5537236921154</text:p>
              </table:table-cell>
              <table:table-cell office:value-type="float" office:value="5.273483778366">
                <text:p>5.27348377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.554002064768">
                <text:p>10.554002064768</text:p>
              </table:table-cell>
              <table:table-cell office:value-type="float" office:value="21.2978172086422">
                <text:p>21.2978172086422</text:p>
              </table:table-cell>
              <table:table-cell office:value-type="float" office:value="32.054571135294">
                <text:p>32.054571135294</text:p>
              </table:table-cell>
              <table:table-cell office:value-type="float" office:value="41.8124694144158">
                <text:p>41.8124694144158</text:p>
              </table:table-cell>
              <table:table-cell office:value-type="float" office:value="48.2533973031878">
                <text:p>48.2533973031878</text:p>
              </table:table-cell>
              <table:table-cell office:value-type="float" office:value="48.2500063593061">
                <text:p>48.2500063593061</text:p>
              </table:table-cell>
              <table:table-cell office:value-type="float" office:value="41.8020952977971">
                <text:p>41.8020952977971</text:p>
              </table:table-cell>
              <table:table-cell office:value-type="float" office:value="32.0404602865104">
                <text:p>32.0404602865104</text:p>
              </table:table-cell>
              <table:table-cell office:value-type="float" office:value="21.2845347379097">
                <text:p>21.2845347379097</text:p>
              </table:table-cell>
              <table:table-cell office:value-type="float" office:value="10.5460393259189">
                <text:p>10.5460393259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.648147832826">
                <text:p>15.648147832826</text:p>
              </table:table-cell>
              <table:table-cell office:value-type="float" office:value="32.0298397571015">
                <text:p>32.0298397571015</text:p>
              </table:table-cell>
              <table:table-cell office:value-type="float" office:value="49.4446057667814">
                <text:p>49.4446057667814</text:p>
              </table:table-cell>
              <table:table-cell office:value-type="float" office:value="66.8839943292974">
                <text:p>66.8839943292974</text:p>
              </table:table-cell>
              <table:table-cell office:value-type="float" office:value="80.1842768702153">
                <text:p>80.1842768702153</text:p>
              </table:table-cell>
              <table:table-cell office:value-type="float" office:value="80.1773805174967">
                <text:p>80.1773805174967</text:p>
              </table:table-cell>
              <table:table-cell office:value-type="float" office:value="66.8625899843325">
                <text:p>66.8625899843325</text:p>
              </table:table-cell>
              <table:table-cell office:value-type="float" office:value="49.4145041219696">
                <text:p>49.4145041219696</text:p>
              </table:table-cell>
              <table:table-cell office:value-type="float" office:value="32.0016881494451">
                <text:p>32.0016881494451</text:p>
              </table:table-cell>
              <table:table-cell office:value-type="float" office:value="15.6309491618864">
                <text:p>15.6309491618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.011417343599">
                <text:p>20.011417343599</text:p>
              </table:table-cell>
              <table:table-cell office:value-type="float" office:value="41.7308738632352">
                <text:p>41.7308738632352</text:p>
              </table:table-cell>
              <table:table-cell office:value-type="float" office:value="66.8103769791784">
                <text:p>66.8103769791784</text:p>
              </table:table-cell>
              <table:table-cell office:value-type="float" office:value="96.0949372879349">
                <text:p>96.0949372879349</text:p>
              </table:table-cell>
              <table:table-cell office:value-type="float" office:value="125.42233533088">
                <text:p>125.42233533088</text:p>
              </table:table-cell>
              <table:table-cell office:value-type="float" office:value="125.413335369216">
                <text:p>125.413335369216</text:p>
              </table:table-cell>
              <table:table-cell office:value-type="float" office:value="96.0563800000667">
                <text:p>96.0563800000667</text:p>
              </table:table-cell>
              <table:table-cell office:value-type="float" office:value="66.755527732421">
                <text:p>66.755527732421</text:p>
              </table:table-cell>
              <table:table-cell office:value-type="float" office:value="41.6798652015437">
                <text:p>41.6798652015437</text:p>
              </table:table-cell>
              <table:table-cell office:value-type="float" office:value="19.9811537674347">
                <text:p>19.981153767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2.6698842158313">
                <text:p>22.6698842158313</text:p>
              </table:table-cell>
              <table:table-cell office:value-type="float" office:value="48.0736812631186">
                <text:p>48.0736812631186</text:p>
              </table:table-cell>
              <table:table-cell office:value-type="float" office:value="79.9724446735664">
                <text:p>79.9724446735664</text:p>
              </table:table-cell>
              <table:table-cell office:value-type="float" office:value="125.266372444148">
                <text:p>125.26637244414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5.19522977106">
                <text:p>125.19522977106</text:p>
              </table:table-cell>
              <table:table-cell office:value-type="float" office:value="79.871361606104">
                <text:p>79.871361606104</text:p>
              </table:table-cell>
              <table:table-cell office:value-type="float" office:value="47.9825069530543">
                <text:p>47.9825069530543</text:p>
              </table:table-cell>
              <table:table-cell office:value-type="float" office:value="22.6169425893217">
                <text:p>22.6169425893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.5982992816633">
                <text:p>22.5982992816633</text:p>
              </table:table-cell>
              <table:table-cell office:value-type="float" office:value="47.9239587475119">
                <text:p>47.9239587475119</text:p>
              </table:table-cell>
              <table:table-cell office:value-type="float" office:value="79.7411678978772">
                <text:p>79.7411678978772</text:p>
              </table:table-cell>
              <table:table-cell office:value-type="float" office:value="125.001277065222">
                <text:p>125.00127706522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4.855909331279">
                <text:p>124.855909331279</text:p>
              </table:table-cell>
              <table:table-cell office:value-type="float" office:value="79.552970333718">
                <text:p>79.552970333718</text:p>
              </table:table-cell>
              <table:table-cell office:value-type="float" office:value="47.7627248517672">
                <text:p>47.7627248517672</text:p>
              </table:table-cell>
              <table:table-cell office:value-type="float" office:value="22.5073712883801">
                <text:p>22.5073712883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9.805421946886">
                <text:p>19.805421946886</text:p>
              </table:table-cell>
              <table:table-cell office:value-type="float" office:value="41.2867627678074">
                <text:p>41.2867627678074</text:p>
              </table:table-cell>
              <table:table-cell office:value-type="float" office:value="66.0690993676816">
                <text:p>66.0690993676816</text:p>
              </table:table-cell>
              <table:table-cell office:value-type="float" office:value="95.0015367184433">
                <text:p>95.0015367184433</text:p>
              </table:table-cell>
              <table:table-cell office:value-type="float" office:value="124.010558838138">
                <text:p>124.010558838138</text:p>
              </table:table-cell>
              <table:table-cell office:value-type="float" office:value="123.846505229139">
                <text:p>123.846505229139</text:p>
              </table:table-cell>
              <table:table-cell office:value-type="float" office:value="94.6780773755962">
                <text:p>94.6780773755962</text:p>
              </table:table-cell>
              <table:table-cell office:value-type="float" office:value="65.7231576249906">
                <text:p>65.7231576249906</text:p>
              </table:table-cell>
              <table:table-cell office:value-type="float" office:value="41.0086782622598">
                <text:p>41.0086782622598</text:p>
              </table:table-cell>
              <table:table-cell office:value-type="float" office:value="19.6521580966017">
                <text:p>19.652158096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.3412210103668">
                <text:p>15.3412210103668</text:p>
              </table:table-cell>
              <table:table-cell office:value-type="float" office:value="31.3515620016756">
                <text:p>31.3515620016756</text:p>
              </table:table-cell>
              <table:table-cell office:value-type="float" office:value="48.2489075810604">
                <text:p>48.2489075810604</text:p>
              </table:table-cell>
              <table:table-cell office:value-type="float" office:value="64.9269585093642">
                <text:p>64.9269585093642</text:p>
              </table:table-cell>
              <table:table-cell office:value-type="float" office:value="77.1969728956278">
                <text:p>77.1969728956278</text:p>
              </table:table-cell>
              <table:table-cell office:value-type="float" office:value="76.6993963208553">
                <text:p>76.6993963208553</text:p>
              </table:table-cell>
              <table:table-cell office:value-type="float" office:value="64.2892390085564">
                <text:p>64.2892390085564</text:p>
              </table:table-cell>
              <table:table-cell office:value-type="float" office:value="47.654635000345">
                <text:p>47.654635000345</text:p>
              </table:table-cell>
              <table:table-cell office:value-type="float" office:value="30.8988384020166">
                <text:p>30.8988384020166</text:p>
              </table:table-cell>
              <table:table-cell office:value-type="float" office:value="15.0977089342539">
                <text:p>15.097708934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.2138056293462">
                <text:p>10.2138056293462</text:p>
              </table:table-cell>
              <table:table-cell office:value-type="float" office:value="20.5335090094283">
                <text:p>20.5335090094283</text:p>
              </table:table-cell>
              <table:table-cell office:value-type="float" office:value="30.6510573017055">
                <text:p>30.6510573017055</text:p>
              </table:table-cell>
              <table:table-cell office:value-type="float" office:value="39.2631853322357">
                <text:p>39.2631853322357</text:p>
              </table:table-cell>
              <table:table-cell office:value-type="float" office:value="43.1537530195131">
                <text:p>43.1537530195131</text:p>
              </table:table-cell>
              <table:table-cell office:value-type="float" office:value="41.4679277098953">
                <text:p>41.4679277098953</text:p>
              </table:table-cell>
              <table:table-cell office:value-type="float" office:value="38.1288965776742">
                <text:p>38.1288965776742</text:p>
              </table:table-cell>
              <table:table-cell office:value-type="float" office:value="29.709932905386">
                <text:p>29.709932905386</text:p>
              </table:table-cell>
              <table:table-cell office:value-type="float" office:value="19.8360848227021">
                <text:p>19.8360848227021</text:p>
              </table:table-cell>
              <table:table-cell office:value-type="float" office:value="9.84367109913049">
                <text:p>9.8436710991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98900594012204">
                <text:p>4.98900594012204</text:p>
              </table:table-cell>
              <table:table-cell office:value-type="float" office:value="9.9220908207737">
                <text:p>9.9220908207737</text:p>
              </table:table-cell>
              <table:table-cell office:value-type="float" office:value="14.5621150369311">
                <text:p>14.5621150369311</text:p>
              </table:table-cell>
              <table:table-cell office:value-type="float" office:value="18.3281584365054">
                <text:p>18.3281584365054</text:p>
              </table:table-cell>
              <table:table-cell office:value-type="float" office:value="20.2960515888223">
                <text:p>20.2960515888223</text:p>
              </table:table-cell>
              <table:table-cell office:value-type="float" office:value="19.7040665549164">
                <text:p>19.7040665549164</text:p>
              </table:table-cell>
              <table:table-cell office:value-type="float" office:value="17.0540960757086">
                <text:p>17.0540960757086</text:p>
              </table:table-cell>
              <table:table-cell office:value-type="float" office:value="13.2221528430342">
                <text:p>13.2221528430342</text:p>
              </table:table-cell>
              <table:table-cell office:value-type="float" office:value="8.89662781180512">
                <text:p>8.89662781180512</text:p>
              </table:table-cell>
              <table:table-cell office:value-type="float" office:value="4.44765996698943">
                <text:p>4.44765996698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